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18ef" officeooo:paragraph-rsid="000518ef"/>
    </style:style>
    <style:style style:name="P2" style:family="paragraph" style:parent-style-name="Standard">
      <style:text-properties officeooo:rsid="00061db3" officeooo:paragraph-rsid="00061db3"/>
    </style:style>
    <style:style style:name="P3" style:family="paragraph" style:parent-style-name="Standard">
      <style:text-properties officeooo:rsid="000807f2" officeooo:paragraph-rsid="000807f2"/>
    </style:style>
    <style:style style:name="P4" style:family="paragraph" style:parent-style-name="Standard">
      <style:text-properties officeooo:rsid="0009f0f3" officeooo:paragraph-rsid="0009f0f3"/>
    </style:style>
    <style:style style:name="P5" style:family="paragraph" style:parent-style-name="Standard">
      <style:text-properties officeooo:rsid="0009f0f3" officeooo:paragraph-rsid="0009f0f3"/>
    </style:style>
    <style:style style:name="P6" style:family="paragraph" style:parent-style-name="Standard">
      <style:text-properties officeooo:rsid="000af3d8" officeooo:paragraph-rsid="000af3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quick brown fox jumps over the little lazy dog.</text:p>
      <text:p text:style-name="P1">The quick brown fox jumps over the little lazy dog.</text:p>
      <text:p text:style-name="P1">The quick brown fox jumps over the little lazy dog.</text:p>
      <text:p text:style-name="P1">The quick brown fox jumps over the little lazy dog.</text:p>
      <text:p text:style-name="P1">The quick brown fox jumps over the little lazy dog.</text:p>
      <text:p text:style-name="P1">The quick brown fox jumps over the little lazy dog.</text:p>
      <text:p text:style-name="P1">The quick brown fox jumps over the little lazy dog.</text:p>
      <text:p text:style-name="P1">The quick brown fox jumps over the little lazy dog.</text:p>
      <text:p text:style-name="P1">The quick brown fox jumps over the little lazy dog.</text:p>
      <text:p text:style-name="P1">The quick brown fox jumps over the little lazy dog.</text:p>
      <text:p text:style-name="P1">The quick brown fox jumps over the little lazy dog.</text:p>
      <text:p text:style-name="P1">The quick brown fox jumps over the little lazy dog.</text:p>
      <text:p text:style-name="P1"/>
      <text:p text:style-name="P2">Apple </text:p>
      <text:p text:style-name="P2">Boy Cat Dog Elephant Frog Hen Ice-cream Joker Kite Lamp Monkey Nest Owl Parrot Queue Rat Sat Tat Umbrella Van Watch Xylophone Zebra</text:p>
      <text:p text:style-name="P2"/>
      <text:p text:style-name="P3">The quick brown fox jumps over the little lazy dog.</text:p>
      <text:p text:style-name="P3">The quick brown fox jumps over the little lazy dog.</text:p>
      <text:p text:style-name="P3">The quick brown fox jumps over the little lazy dog.</text:p>
      <text:p text:style-name="P3">The quick brown fox jumps over the little lazy dog.</text:p>
      <text:p text:style-name="P3">The quick brown fox jumps over the little lazy dog.</text:p>
      <text:p text:style-name="P4">TIESWOULD REP:LYYHMNOPAVABVABVABCDEJFGHIJKLmMNOPWQQRSTUVWZXFYZ</text:p>
      <text:p text:style-name="P4">RANDOM QUANTI</text:p>
      <text:p text:style-name="P4"/>
      <text:p text:style-name="P6">ABCDEFGHIJKLMNOPQRSTUVWXYZ</text:p>
      <text:p text:style-name="P6">ABCDEFGHIJKLMNOPQRSTUVWXYZ</text:p>
      <text:p text:style-name="P6">ABCDEFGHIJKLMNOPQRSTUVWXYZ</text:p>
      <text:p text:style-name="P6">ABCDEFGHIJKLMNOPQRSTUVWXYZ</text:p>
      <text:p text:style-name="P6"/>
      <text:p text:style-name="P6">The quick brown fox jumps over the lazy dog</text:p>
      <text:p text:style-name="P6">The quick brown fox jumps over the lazy dog</text:p>
      <text:p text:style-name="P6">The quick brown fox jumps over the little lazy dog</text:p>
      <text:p text:style-name="P6">The quick brown fox jumps over the little lazy dog</text:p>
      <text:p text:style-name="P6">The quick brown fox jumps over the lillte lazy dog</text:p>
      <text:p text:style-name="P6">The quick brown fox jumps over the liile lazy dog</text:p>
      <text:p text:style-name="P6">The quick brown fox jumps over the little lazy dog</text:p>
      <text:p text:style-name="P6">The quick brown fox jumps over the little lazy dog</text:p>
      <text:p text:style-name="P6">The quick brown fox jumps over over over over over over over oveor govef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13:17:48.369559778</meta:creation-date>
    <dc:date>2019-05-06T20:48:03.078364720</dc:date>
    <meta:editing-duration>PT17M4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34" meta:word-count="294" meta:character-count="1641" meta:non-whitespace-character-count="1379"/>
  </office:meta>
</office:document-meta>
</file>